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co18" style:family="table-column">
      <style:table-column-properties fo:break-before="auto" style:column-width="10.9mm"/>
    </style:style>
    <style:style style:name="co19" style:family="table-column">
      <style:table-column-properties fo:break-before="auto" style:column-width="8.55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04mm" fo:break-before="auto" style:use-optimal-row-height="false"/>
    </style:style>
    <style:style style:name="ro5" style:family="table-row">
      <style:table-row-properties style:row-height="5.04mm" fo:break-before="auto" style:use-optimal-row-height="tru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style:style style:name="ta9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" fo:font-weight="normal" style:text-underline-style="none" style:text-underline-color="font-color" fo:font-style="normal" style:letter-kerning="true" fo:letter-spacing="normal" fo:language="pt" fo:country="BR" style:language-asian="hi" style:country-asian="IN" style:font-name-asian="Mang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9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BA 2017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64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B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C-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 office:value-type="string" calcext:value-type="string">
            <text:p>E-A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B-C Assegurar a integridade dos dados e do sistema significa garantir que os dados sejam modificados de maneira específica e Autorizad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D-C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 office:value-type="string" calcext:value-type="string">
            <text:p>A – 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E-B</text:p>
          </table:table-cell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D - <text:span text:style-name="T2">Para que o leiaute de uma aplicação web responsiva se adapte aos diversos formatos de tela dos dispositivos em que ela será rodada, o desenvolvedor dessa aplicação deverá criar</text:span> folha de estilo CSS.</text:p>
          </table:table-cell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D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D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E</text:p>
          </table:table-cell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office:value-type="string" calcext:value-type="string">
            <text:p>A-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 office:value-type="string" calcext:value-type="string">
            <text:p>E-C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 office:value-type="string" calcext:value-type="string">
            <text:p>C-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-E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A-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TO 2017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53"/>
        <table:table-column table:style-name="co5" table:default-cell-style-name="ce2"/>
        <table:table-column table:style-name="co15" table:default-cell-style-name="ce1"/>
        <table:table-column table:style-name="co18" table:default-cell-style-name="ce53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D</text:p>
          </table:table-cell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1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c ou a</text:p>
          </table:table-cell>
          <table:table-cell table:style-name="ce4" office:value-type="float" office:value="55" calcext:value-type="float">
            <text:p>55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E - <text:span text:style-name="T3">Quando uma classe herda propriedades de duas ou mais classes, temos um caso de herança múltipla (disponível apenas em C++ e Python)</text:span></text:p>
          </table:table-cell>
          <table:table-cell table:style-name="ce4" office:value-type="float" office:value="47" calcext:value-type="float">
            <text:p>47</text:p>
          </table:table-cell>
          <table:table-cell table:style-name="ce24" office:value-type="string" calcext:value-type="string">
            <text:p>-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A-B</text:p>
          </table:table-cell>
          <table:table-cell table:style-name="ce4" office:value-type="float" office:value="38" calcext:value-type="float">
            <text:p>38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E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D – 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nn" table:style-name="ta9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8:36:26.5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08-06T22:06:43.973000000</dc:date>
    <meta:generator>LibreOffice/6.1.4.2$Windows_X86_64 LibreOffice_project/9d0f32d1f0b509096fd65e0d4bec26ddd1938fd3</meta:generator>
    <meta:editing-duration>PT19H9M19S</meta:editing-duration>
    <meta:editing-cycles>26</meta:editing-cycles>
    <meta:document-statistic meta:table-count="14" meta:cell-count="16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